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gif" manifest:full-path="Pictures/10000000000000DE00000066C57D3F85.gif"/>
  <manifest:file-entry manifest:media-type="image/gif" manifest:full-path="Pictures/100000000000007A00000054927B0CD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5.034cm" svg:height="2.312cm" svg:x="0.347cm" svg:y="0.313cm">
          <draw:image xlink:href="Pictures/10000000000000DE00000066C57D3F85.gif" xlink:type="simple" xlink:show="embed" xlink:actuate="onLoad">
            <text:p/>
          </draw:image>
        </draw:frame>
        <draw:frame draw:style-name="gr1" draw:text-style-name="P1" draw:layer="layout" svg:width="2.766cm" svg:height="1.904cm" svg:x="5.752cm" svg:y="0.313cm">
          <draw:image xlink:href="Pictures/100000000000007A00000054927B0CDE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1-25T17:27:21</meta:creation-date>
    <dc:date>2007-11-25T17:28:20</dc:date>
    <dc:language>en-US</dc:language>
    <meta:editing-cycles>2</meta:editing-cycles>
    <meta:editing-duration>PT59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